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DiskCache.initKeyMa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dexedDiskCache.optimizeRealTim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IndexedDiskCache.doRemov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dexedDiskCache.optimizeFi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ndexedDiskCach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.checkKeyDataConsistenc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dexedDiskCache.dum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dexedDiskCache.doGet( Serializable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ndexedDiskCache.disposeInterna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LRUMap.LRU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LRUMap( int maxKe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.initRecycleBi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dexedDiskCache.tempToPrimary( LRUMap keyHashTemp , IndexedDisk dataFileTem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IndexedDiskCache.saveKey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dexedDiskCache.doUpdate( ICacheElement c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">
            <text:p text:style-name="Table_20_Contents">6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IndexedDiskCache.doOptimizeReal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RUMap.processRemovedLRU( Object key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dexedDiskCach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.getStatistic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IndexedDiskCache.doRemove( Serializable key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IndexedDiskCache.re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ndexedDiskCach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.IndexedDiskCache( IndexedDiskCacheAttributes cat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IndexedDiskCache.moveKeyDataToTemp( Serializable key , LRUMap keyHashTemp , IndexedDisk dataFileTem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ndexedDiskCache.readElement(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dexedDiskCache.do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dexedDiskCache.getGroupKeys( String group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ndexedDiskCache.loadKey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